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iostream&gt;</text:p>
      <text:p text:style-name="Standard">using namespace std;</text:p>
      <text:p text:style-name="Standard"/>
      <text:p text:style-name="Standard">void swap(int &amp;a,int &amp;b){</text:p>
      <text:p text:style-name="Standard"><text:s text:c="2"/>int temp =a;</text:p>
      <text:p text:style-name="Standard"><text:s text:c="2"/>a=b;</text:p>
      <text:p text:style-name="Standard"><text:s text:c="2"/>b=temp;</text:p>
      <text:p text:style-name="Standard">}</text:p>
      <text:p text:style-name="Standard"><text:s text:c="2"/></text:p>
      <text:p text:style-name="Standard">void reArrange(int arr[],int n){</text:p>
      <text:p text:style-name="Standard"><text:s text:c="6"/>int low =0,high = n-1;</text:p>
      <text:p text:style-name="Standard"><text:s text:c="6"/>while(low&lt;high){</text:p>
      <text:p text:style-name="Standard"><text:s text:c="6"/>if(arr[low]&lt;0){</text:p>
      <text:p text:style-name="Standard"><text:s text:c="10"/>low++;</text:p>
      <text:p text:style-name="Standard"><text:s text:c="6"/>}else if(arr[high]&gt;0){</text:p>
      <text:p text:style-name="Standard"><text:s text:c="10"/>high--;</text:p>
      <text:p text:style-name="Standard"><text:s text:c="6"/>}else{</text:p>
      <text:p text:style-name="Standard"><text:s text:c="8"/>swap(arr[low],arr[high]);</text:p>
      <text:p text:style-name="Standard"><text:s text:c="6"/>}</text:p>
      <text:p text:style-name="Standard"><text:s text:c="4"/>}</text:p>
      <text:p text:style-name="Standard">}</text:p>
      <text:p text:style-name="Standard">void displayArray(int arr[],int n){</text:p>
      <text:p text:style-name="Standard"><text:s text:c="2"/>for(int i=0;i&lt;n;i++){</text:p>
      <text:p text:style-name="Standard"><text:s text:c="4"/>cout&lt;&lt;arr[i]&lt;&lt;" ";</text:p>
      <text:p text:style-name="Standard"><text:s text:c="2"/>}</text:p>
      <text:p text:style-name="Standard"><text:s text:c="2"/>cout&lt;&lt;endl;</text:p>
      <text:p text:style-name="Standard">}</text:p>
      <text:p text:style-name="Standard">int main() {</text:p>
      <text:p text:style-name="Standard"><text:s text:c="4"/>// Data</text:p>
      <text:p text:style-name="Standard"><text:s text:c="4"/>int arr[] = {-1, 2, 3, -4, -6, 7};</text:p>
      <text:p text:style-name="Standard"><text:s text:c="6"/>int n = sizeof(arr)/sizeof(arr[0]);</text:p>
      <text:p text:style-name="Standard"><text:s text:c="6"/>reArrange(arr,n);</text:p>
      <text:p text:style-name="Standard"><text:s text:c="4"/>displayArray(arr,n);</text:p>
      <text:p text:style-name="Standard"><text:s text:c="4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13:23.474132752</meta:creation-date>
    <dc:date>2024-05-09T13:14:06.569263062</dc:date>
    <meta:editing-duration>PT43S</meta:editing-duration>
    <meta:editing-cycles>1</meta:editing-cycles>
    <meta:document-statistic meta:table-count="0" meta:image-count="0" meta:object-count="0" meta:page-count="1" meta:paragraph-count="34" meta:word-count="70" meta:character-count="578" meta:non-whitespace-character-count="428"/>
    <meta:generator>LibreOffice/7.3.7.2$Linux_X86_64 LibreOffice_project/30$Build-2</meta:generator>
  </office:meta>
</office:document-meta>
</file>